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7b001" officeooo:paragraph-rsid="0007b001" style:font-size-asian="17.5pt" style:font-size-complex="20pt"/>
    </style:style>
    <style:style style:name="P2" style:family="paragraph" style:parent-style-name="Standard">
      <style:text-properties fo:font-size="20pt" officeooo:rsid="000b7307" officeooo:paragraph-rsid="000b7307" style:font-size-asian="17.5pt" style:font-size-complex="20pt"/>
    </style:style>
    <style:style style:name="P3" style:family="paragraph" style:parent-style-name="Standard">
      <style:text-properties fo:font-size="20pt" officeooo:rsid="000b7307" officeooo:paragraph-rsid="000b7307" style:font-size-asian="10.5pt" style:font-size-complex="12pt"/>
    </style:style>
    <style:style style:name="P4" style:family="paragraph" style:parent-style-name="Standard">
      <style:text-properties fo:font-size="14pt" officeooo:rsid="0007b001" officeooo:paragraph-rsid="0007b001" style:font-size-asian="12.25pt" style:font-size-complex="14pt"/>
    </style:style>
    <style:style style:name="P5" style:family="paragraph" style:parent-style-name="Standard">
      <style:text-properties fo:font-size="14pt" officeooo:rsid="0008d04c" officeooo:paragraph-rsid="0008d04c" style:font-size-asian="12.25pt" style:font-size-complex="14pt"/>
    </style:style>
    <style:style style:name="P6" style:family="paragraph" style:parent-style-name="Standard">
      <style:text-properties fo:font-size="14pt" officeooo:rsid="000b7307" officeooo:paragraph-rsid="000b7307" style:font-size-asian="10.5pt" style:font-size-complex="12pt"/>
    </style:style>
    <style:style style:name="P7" style:family="paragraph" style:parent-style-name="Standard">
      <style:text-properties fo:font-size="12pt" officeooo:rsid="000b7307" officeooo:paragraph-rsid="000b7307" style:font-size-asian="10.5pt" style:font-size-complex="12pt"/>
    </style:style>
    <style:style style:name="P8" style:family="paragraph" style:parent-style-name="Standard">
      <style:text-properties fo:font-size="20pt" officeooo:rsid="000b7307" officeooo:paragraph-rsid="000b7307" style:font-size-asian="10.5pt" style:font-size-complex="12pt"/>
    </style:style>
    <style:style style:name="P9" style:family="paragraph" style:parent-style-name="Standard">
      <style:text-properties fo:font-size="20pt" officeooo:rsid="000db0f6" officeooo:paragraph-rsid="000db0f6" style:font-size-asian="10.5pt" style:font-size-complex="12pt"/>
    </style:style>
    <style:style style:name="P10" style:family="paragraph" style:parent-style-name="Standard">
      <style:text-properties fo:font-size="20pt" officeooo:rsid="000f801e" officeooo:paragraph-rsid="000f801e" style:font-size-asian="10.5pt" style:font-size-complex="12pt"/>
    </style:style>
    <style:style style:name="P11" style:family="paragraph" style:parent-style-name="Standard">
      <style:text-properties fo:font-size="14pt" officeooo:rsid="000db0f6" officeooo:paragraph-rsid="000db0f6" style:font-size-asian="10.5pt" style:font-size-complex="12pt"/>
    </style:style>
    <style:style style:name="P12" style:family="paragraph" style:parent-style-name="Standard">
      <style:text-properties fo:font-size="14pt" officeooo:rsid="000f801e" officeooo:paragraph-rsid="000f801e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embly</text:p>
      <text:p text:style-name="P7">Low level language.</text:p>
      <text:p text:style-name="P7">Almost no abstraction</text:p>
      <text:p text:style-name="P7">Human readable version of Machine code</text:p>
      <text:p text:style-name="P7">Many variants depending on your processor(CPU)</text:p>
      <text:p text:style-name="P7"/>
      <text:p text:style-name="P2">Registers</text:p>
      <text:p text:style-name="P7">Working Memory</text:p>
      <text:p text:style-name="P7">x86 architecture has several general purpose registers and few special ones.</text:p>
      <text:p text:style-name="P7">Data can be loaded onto register, perform computations and store them in more persisitent storage.</text:p>
      <text:p text:style-name="P7">64 bit computers have 64 bit registers.</text:p>
      <text:p text:style-name="P7">64 bit code is backwards compatible with 32 bit code.</text:p>
      <text:p text:style-name="P7"/>
      <text:p text:style-name="P3">Assembler</text:p>
      <text:p text:style-name="P7">Convert Assembly to Machine code. </text:p>
      <text:p text:style-name="P7">I am using nasm.</text:p>
      <text:p text:style-name="P7"/>
      <text:p text:style-name="P7">mov ebx, 123 ; ebx = 123</text:p>
      <text:p text:style-name="P7">mov eax, ebx ; eax = ebx</text:p>
      <text:p text:style-name="P7">add A, B ; A = A+B</text:p>
      <text:p text:style-name="P7">sub A, B ; A = A-B</text:p>
      <text:p text:style-name="P7">mul C ; eax = eax*C</text:p>
      <text:p text:style-name="P7">div D ; eax = eax*C</text:p>
      <text:p text:style-name="P7"/>
      <text:p text:style-name="P9">Data Types</text:p>
      <text:p text:style-name="P11">db is 1 byte</text:p>
      <text:p text:style-name="P11"><text:tab/>name1 db 100</text:p>
      <text:p text:style-name="P11"><text:tab/>stringname db “hello”</text:p>
      <text:p text:style-name="P11"><text:tab/><text:tab/>“hello” is a byte stream</text:p>
      <text:p text:style-name="P11">dw is 2 byte</text:p>
      <text:p text:style-name="P11"><text:tab/>varname dw 1000</text:p>
      <text:p text:style-name="P11">dd is 4 byte</text:p>
      <text:p text:style-name="P11"><text:tab/>num dd 100002</text:p>
      <text:p text:style-name="P11"/>
      <text:p text:style-name="P10">Stack</text:p>
      <text:p text:style-name="P12"/>
      <text:p text:style-name="P12">LIFO data struc.</text:p>
      <text:p text:style-name="P12">Push and pop.</text:p>
      <text:p text:style-name="P12">Implemented using an array with top pointer</text:p>
      <text:p text:style-name="P12">It does not lack random access</text:p>
      <text:p text:style-name="P11"/>
      <text:p text:style-name="P11"/>
      <text:p text:style-name="P11"/>
      <text:p text:style-name="P3"><text:soft-page-break/>System Calls</text:p>
      <text:p text:style-name="P6">full list at <text:a xlink:type="simple" xlink:href="https://chromium.googlesource.com/chromiumos/docs/+/master/constants/syscalls.md" text:style-name="Internet_20_link" text:visited-style-name="Visited_20_Internet_20_Link">https://chromium.googlesource.com/chromiumos/docs/+/master/constants/syscalls.md</text:a></text:p>
      <text:p text:style-name="P6">I am using the x86 (32-bit) table</text:p>
      <text:p text:style-name="P6">System Call is when the program requests the OS for a service</text:p>
      <text:p text:style-name="P6">eg: exit, write, open, ...etc</text:p>
      <text:p text:style-name="P1"/>
      <text:p text:style-name="P1"/>
      <text:p text:style-name="P1">Jump Commands</text:p>
      <text:p text:style-name="P1"><text:s/></text:p>
      <text:p text:style-name="P5">jmp A ; jump to label A</text:p>
      <text:p text:style-name="P4">je A B ;Jump if Equal</text:p>
      <text:p text:style-name="P4">jne A, B ; Jump if not Equal</text:p>
      <text:p text:style-name="P4">jg A, B ; Jump if Greater</text:p>
      <text:p text:style-name="P4">jge A, B ; Jump if &lt;=</text:p>
      <text:p text:style-name="P4">jl A, B ; Jump if &gt;</text:p>
      <text:p text:style-name="P4">jle A, B ; Jump if &gt;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21:17:11.819353197</meta:creation-date>
    <dc:date>2024-01-15T11:02:44.320062471</dc:date>
    <meta:editing-duration>PT3H18M1S</meta:editing-duration>
    <meta:editing-cycles>7</meta:editing-cycles>
    <meta:generator>LibreOffice/7.6.4.1$Linux_X86_64 LibreOffice_project/60$Build-1</meta:generator>
    <meta:document-statistic meta:table-count="0" meta:image-count="0" meta:object-count="0" meta:page-count="2" meta:paragraph-count="48" meta:word-count="247" meta:character-count="1246" meta:non-whitespace-character-count="1038"/>
  </office:meta>
</office:document-meta>
</file>